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8" style:family="paragraph" style:parent-style-name="Standard">
      <style:text-properties officeooo:paragraph-rsid="0d09f881"/>
    </style:style>
    <style:style style:name="P49" style:family="paragraph" style:parent-style-name="Standard">
      <style:text-properties officeooo:paragraph-rsid="0d17169e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style:text-properties officeooo:paragraph-rsid="0d4fb2fa"/>
    </style:style>
    <style:style style:name="P52" style:family="paragraph" style:parent-style-name="Standard">
      <style:text-properties officeooo:paragraph-rsid="0d5d07c4"/>
    </style:style>
    <style:style style:name="P53" style:family="paragraph" style:parent-style-name="Standard">
      <style:text-properties officeooo:paragraph-rsid="0d53d678"/>
    </style:style>
    <style:style style:name="P54" style:family="paragraph" style:parent-style-name="Standard">
      <style:text-properties officeooo:paragraph-rsid="0c8364eb"/>
    </style:style>
    <style:style style:name="P55" style:family="paragraph" style:parent-style-name="Standard">
      <style:text-properties officeooo:paragraph-rsid="0d8c21b9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dc75ecf"/>
    </style:style>
    <style:style style:name="P59" style:family="paragraph" style:parent-style-name="Standard">
      <style:text-properties officeooo:paragraph-rsid="0dd5b7dc"/>
    </style:style>
    <style:style style:name="P60" style:family="paragraph" style:parent-style-name="Standard">
      <style:text-properties officeooo:paragraph-rsid="0de414b5"/>
    </style:style>
    <style:style style:name="P61" style:family="paragraph" style:parent-style-name="Standard">
      <style:text-properties officeooo:paragraph-rsid="0dedec60"/>
    </style:style>
    <style:style style:name="P62" style:family="paragraph" style:parent-style-name="Standard">
      <style:text-properties officeooo:paragraph-rsid="0df7cf63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rsid="0e0463fc"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1139eb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2f7716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3921df"/>
    </style:style>
    <style:style style:name="P73" style:family="paragraph" style:parent-style-name="Standard">
      <style:text-properties officeooo:rsid="0e3921df" officeooo:paragraph-rsid="0e3921df"/>
    </style:style>
    <style:style style:name="P74" style:family="paragraph" style:parent-style-name="Standard">
      <style:text-properties officeooo:paragraph-rsid="0e3ebd7e"/>
    </style:style>
    <style:style style:name="P75" style:family="paragraph" style:parent-style-name="Standard">
      <style:text-properties officeooo:paragraph-rsid="0e5ca400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6934b6"/>
    </style:style>
    <style:style style:name="P82" style:family="paragraph" style:parent-style-name="Standard">
      <style:text-properties officeooo:paragraph-rsid="0e7ba410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d16467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Footnote">
      <style:text-properties officeooo:paragraph-rsid="0e7e1940"/>
    </style:style>
    <style:style style:name="P90" style:family="paragraph" style:parent-style-name="Footnote">
      <style:text-properties officeooo:paragraph-rsid="0e533527"/>
    </style:style>
    <style:style style:name="P91" style:family="paragraph" style:parent-style-name="Footnote">
      <style:text-properties officeooo:paragraph-rsid="0e822719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Footnote">
      <style:text-properties officeooo:rsid="043ccc66" officeooo:paragraph-rsid="0dcb1f7c"/>
    </style:style>
    <style:style style:name="P94" style:family="paragraph" style:parent-style-name="Footnote">
      <style:text-properties officeooo:paragraph-rsid="0cf7e116"/>
    </style:style>
    <style:style style:name="P95" style:family="paragraph" style:parent-style-name="Footnote">
      <style:text-properties officeooo:paragraph-rsid="0dce223c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00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>
      <style:text-properties officeooo:paragraph-rsid="0cc79a2d"/>
    </style:style>
    <style:style style:name="P102" style:family="paragraph" style:parent-style-name="Standard">
      <style:text-properties officeooo:paragraph-rsid="0e82f1b0"/>
    </style:style>
    <style:style style:name="P103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8227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e7eb0f4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e8066a3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7eb0f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82271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4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5" style:family="text">
      <style:text-properties fo:color="#000000" style:font-name="Ubuntu3" fo:font-size="12pt" style:text-underline-style="none" officeooo:rsid="0594b105" style:font-size-asian="12pt" style:font-size-complex="12pt"/>
    </style:style>
    <style:style style:name="T316" style:family="text">
      <style:text-properties fo:color="#000000" style:font-name="Ubuntu3" fo:font-size="12pt" style:text-underline-style="none" officeooo:rsid="0e5dd5ae" style:font-size-asian="12pt" style:font-size-complex="12pt"/>
    </style:style>
    <style:style style:name="T317" style:family="text">
      <style:text-properties fo:color="#000000" style:font-name="Ubuntu3" fo:font-size="12pt" style:text-underline-style="none" officeooo:rsid="0e5e40e5" style:font-size-asian="12pt" style:font-size-complex="12pt"/>
    </style:style>
    <style:style style:name="T318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9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0" style:family="text">
      <style:text-properties fo:color="#000000" style:font-name="Ubuntu3" fo:font-size="12pt" style:font-size-asian="12pt" style:font-size-complex="12pt"/>
    </style:style>
    <style:style style:name="T321" style:family="text">
      <style:text-properties fo:color="#000000" style:font-name="Ubuntu3" fo:font-size="12pt" officeooo:rsid="004804ae" style:font-size-asian="12pt" style:font-size-complex="12pt"/>
    </style:style>
    <style:style style:name="T322" style:family="text">
      <style:text-properties fo:color="#000000" style:font-name="Ubuntu3" fo:font-size="12pt" officeooo:rsid="0d21a97c" style:font-size-asian="12pt" style:font-size-complex="12pt"/>
    </style:style>
    <style:style style:name="T323" style:family="text">
      <style:text-properties fo:color="#000000" style:font-name="Ubuntu3" fo:font-size="12pt" officeooo:rsid="0d2ecc1a" style:font-size-asian="12pt" style:font-size-complex="12pt"/>
    </style:style>
    <style:style style:name="T324" style:family="text">
      <style:text-properties fo:color="#000000" style:text-underline-style="none" officeooo:rsid="0bd0b23f" style:font-size-asian="12pt" style:font-size-complex="12pt"/>
    </style:style>
    <style:style style:name="T32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2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2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2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1" style:family="text">
      <style:text-properties fo:color="#000000" style:font-name="Ubuntu2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3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style:use-window-font-color="true"/>
    </style:style>
    <style:style style:name="T34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officeooo:rsid="047da547"/>
    </style:style>
    <style:style style:name="T366" style:family="text">
      <style:text-properties officeooo:rsid="047fb57c"/>
    </style:style>
    <style:style style:name="T367" style:family="text">
      <style:text-properties officeooo:rsid="047da547"/>
    </style:style>
    <style:style style:name="T368" style:family="text">
      <style:text-properties officeooo:rsid="01657261" style:font-size-asian="12pt" style:font-size-complex="12pt"/>
    </style:style>
    <style:style style:name="T369" style:family="text">
      <style:text-properties officeooo:rsid="04473353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officeooo:rsid="0e0463fc" style:font-weight-asian="bold" style:font-weight-complex="bold"/>
    </style:style>
    <style:style style:name="T372" style:family="text">
      <style:text-properties officeooo:rsid="0aace3cd"/>
    </style:style>
    <style:style style:name="T373" style:family="text">
      <style:text-properties fo:font-size="10pt" style:font-size-asian="10pt" style:font-size-complex="10pt"/>
    </style:style>
    <style:style style:name="T374" style:family="text">
      <style:text-properties fo:font-size="10pt" officeooo:rsid="0db4d737" style:font-size-asian="10pt" style:font-size-complex="10pt"/>
    </style:style>
    <style:style style:name="T375" style:family="text">
      <style:text-properties fo:font-size="10pt" officeooo:rsid="0db5d4ba" style:font-size-asian="10pt" style:font-size-complex="10pt"/>
    </style:style>
    <style:style style:name="T376" style:family="text">
      <style:text-properties officeooo:rsid="0394a435"/>
    </style:style>
    <style:style style:name="T377" style:family="text">
      <style:text-properties officeooo:rsid="0b668458"/>
    </style:style>
    <style:style style:name="T378" style:family="text">
      <style:text-properties officeooo:rsid="0c125172"/>
    </style:style>
    <style:style style:name="T379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0" style:family="text">
      <style:text-properties officeooo:rsid="0d1ec96e"/>
    </style:style>
    <style:style style:name="T381" style:family="text">
      <style:text-properties officeooo:rsid="0e0463fc"/>
    </style:style>
    <style:style style:name="T382" style:family="text">
      <style:text-properties style:font-name="Ubuntu Mono1" fo:font-weight="normal" officeooo:rsid="0d53468e" style:font-weight-asian="normal" style:font-weight-complex="normal"/>
    </style:style>
    <style:style style:name="T383" style:family="text">
      <style:text-properties officeooo:rsid="0e829f9f"/>
    </style:style>
    <style:style style:name="T384" style:family="text">
      <style:text-properties fo:font-size="8pt" style:font-size-asian="8pt" style:font-size-complex="8pt" loext:padding="0.049cm" loext:border="0.31pt solid #000000"/>
    </style:style>
    <style:style style:name="T385" style:family="text">
      <style:text-properties officeooo:rsid="0cf7e116"/>
    </style:style>
    <style:style style:name="T386" style:family="text">
      <style:text-properties officeooo:rsid="0b952edb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282">C</text:span></text:span><text:span text:style-name="Strong_20_Emphasis"><text:span text:style-name="T278">hecklist voor </text:span></text:span><text:span text:style-name="Strong_20_Emphasis"><text:span text:style-name="T285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6">Debian</text:span></text:span><text:reference-mark-end text:name="Distributie"/><text:span text:style-name="Strong_20_Emphasis"><text:span text:style-name="T290"> </text:span></text:span><text:span text:style-name="Strong_20_Emphasis"><text:span text:style-name="T292">GNU/Linux </text:span></text:span><text:reference-mark-start text:name="Versie"/><text:span text:style-name="Strong_20_Emphasis"><text:span text:style-name="T286">1</text:span></text:span><text:span text:style-name="Strong_20_Emphasis"><text:span text:style-name="T287">1</text:span></text:span><text:reference-mark-end text:name="Versie"/><text:span text:style-name="Strong_20_Emphasis"><text:span text:style-name="T279"> </text:span></text:span><text:span text:style-name="Strong_20_Emphasis"><text:span text:style-name="T288">LTS</text:span></text:span><text:span text:style-name="Strong_20_Emphasis"><text:span text:style-name="T279"><text:note text:id="ftn1" text:note-class="footnote"><text:note-citation>1</text:note-citation><text:note-body><text:p text:style-name="P86"><text:span text:style-name="T376">Deze versie heeft codenaam </text:span><text:span text:style-name="T330">B</text:span><text:span text:style-name="T338">ullseye</text:span><text:span text:style-name="T377"> </text:span><text:span text:style-name="T378">(</text:span><text:span text:style-name="T338">bullseye</text:span><text:span text:style-name="T378">)</text:span><text:span text:style-name="T377"> </text:span><text:span text:style-name="T331">en is een zogenaamde LTS-versie (Long-Term Support, langetermijnondersteuning). <text:s/></text:span><text:span text:style-name="T332">Deze</text:span><text:span text:style-name="T331"> LTS-versie versch</text:span><text:span text:style-name="T332">een </text:span><text:span text:style-name="T337">in </text:span><text:span text:style-name="T339">augustus</text:span><text:span text:style-name="T331"> 20</text:span><text:span text:style-name="T339">2</text:span><text:span text:style-name="T332">1</text:span><text:span text:style-name="T331"> en wordt vanaf vrijgave </text:span><text:span text:style-name="T337">vijf</text:span><text:span text:style-name="T331"> jaar ondersteund</text:span><text:span text:style-name="T333"> </text:span><text:span text:style-name="T331">(</text:span><text:span text:style-name="T334">updates </text:span><text:span text:style-name="T331">tot </text:span><text:span text:style-name="T339">augustus</text:span><text:span text:style-name="T332"> </text:span><text:span text:style-name="T331">202</text:span><text:span text:style-name="T339">6</text:span><text:span text:style-name="T333">)</text:span><text:span text:style-name="T335">.</text:span></text:p></text:note-body></text:note></text:span></text:span><text:span text:style-name="Strong_20_Emphasis"><text:span text:style-name="T288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1">.</text:span></text:span></text:p>
      <text:p text:style-name="P8"/>
      <text:p text:style-name="P29"><text:span text:style-name="T17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45">voor</text:span><text:span text:style-name="T346"> </text:span><text:span text:style-name="T347">deze en andere </text:span><text:span text:style-name="T18">checklists, scripts, </text:span><text:span text:style-name="T51">en informatie</text:span><text:span text:style-name="T18">.</text:span></text:p>
      <text:p text:style-name="P24"/>
      <text:p text:style-name="P47"><text:span text:style-name="T163">D</text:span><text:span text:style-name="T162">it is een invulbare PD</text:span><text:span text:style-name="T164">F</text:span><text:span text:style-name="T162"> met tekst- en keuzevakken; </text:span><text:span text:style-name="T165">a</text:span><text:span text:style-name="T162">fdrukken is niet noodzakelijk.</text:span></text:p>
      <text:p text:style-name="P9"/>
      <text:p text:style-name="P9">V<text:span text:style-name="T366">ul de waarden in het tekstvak achter de </text:span><text:span text:style-name="Definition"><text:span text:style-name="T367">schuingedrukte</text:span></text:span> <text:span text:style-name="T367">woorden </text:span><text:span text:style-name="T365">(zie toelichting)</text:span><text:span text:style-name="T367">:</text:span></text:p>
      <text:p text:style-name="P3"><text:span text:style-name="Definition"><text:span text:style-name="T349">g</text:span></text:span><text:span text:style-name="Definition"><text:span text:style-name="T348">ebruiker</text:span></text:span><text:span text:style-name="Definition"><text:span text:style-name="T350"><text:tab/><text:tab/></text:span></text:span><text:span text:style-name="Definition"><text:span text:style-name="T344"> <text:tab/><text:tab/></text:span></text:span><text:span text:style-name="T351"><draw:control text:anchor-type="as-char" svg:y="-0.429cm" draw:z-index="15" draw:name="Gebruiker" draw:style-name="gr2" draw:text-style-name="P105" svg:width="6.061cm" svg:height="0.6cm" draw:control="control16"><svg:title>Gebruiker</svg:title><svg:desc>Volledige naam, bijv. Jan Stek</svg:desc></draw:control></text:span><text:span text:style-name="T351"><text:tab/></text:span><text:span text:style-name="T352">(</text:span><text:span text:style-name="T362">volledige naam, bijv. </text:span><text:span text:style-name="T364">Karel Kamer</text:span><text:span text:style-name="T363">)</text:span></text:p>
      <text:p text:style-name="Standard"><text:span text:style-name="Definition"><text:span text:style-name="T349">g</text:span></text:span><text:span text:style-name="Definition"><text:span text:style-name="T348">ebruikersnaam<text:tab/><text:tab/></text:span></text:span><text:span text:style-name="Definition"><text:span text:style-name="T348"><draw:control text:anchor-type="as-char" svg:y="-0.429cm" draw:z-index="16" draw:name="Gberuikersnaam" draw:style-name="gr2" draw:text-style-name="P105" svg:width="6.061cm" svg:height="0.6cm" draw:control="control17"><svg:title>Gebruikersnaam</svg:title><svg:desc>Korte naam, bijv. jan</svg:desc></draw:control></text:span></text:span><text:span text:style-name="Definition"><text:span text:style-name="T348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9">c</text:span></text:span><text:span text:style-name="Definition"><text:span text:style-name="T358">omputernaam<text:tab/><text:tab/></text:span></text:span><text:span text:style-name="Definition"><text:span text:style-name="T351"><draw:control text:anchor-type="as-char" svg:y="-0.429cm" draw:z-index="17" draw:name="Computernaam" draw:style-name="gr2" draw:text-style-name="P105" svg:width="6.061cm" svg:height="0.6cm" draw:control="control18"><svg:title>Computernaam</svg:title><svg:desc>Unieke naam van de computer</svg:desc></draw:control></text:span></text:span><text:span text:style-name="Definition"><text:span text:style-name="T351"><text:tab/></text:span></text:span><text:span text:style-name="Definition"><text:span text:style-name="T355">(</text:span></text:span><text:span text:style-name="Definition"><text:span text:style-name="T353">unieke naam van de compute</text:span></text:span><text:span text:style-name="Definition"><text:span text:style-name="T354">r</text:span></text:span><text:span text:style-name="Definition"><text:span text:style-name="T355">)</text:span></text:span></text:p>
      <text:p text:style-name="P2"><text:span text:style-name="Definition"><text:span text:style-name="T349">o</text:span></text:span><text:span text:style-name="Definition"><text:span text:style-name="T348">pstartmenu</text:span></text:span><text:span text:style-name="Definition"><text:span text:style-name="T351"><text:tab/><text:tab/><text:tab/></text:span></text:span><text:span text:style-name="Definition"><text:span text:style-name="T351"><draw:control text:anchor-type="as-char" svg:y="-0.429cm" draw:z-index="18" draw:name="Opstartmenu" draw:style-name="gr2" draw:text-style-name="P105" svg:width="6.061cm" svg:height="0.6cm" draw:control="control19"><svg:title>Opstartmenu</svg:title><svg:desc>Toets voor het opstartmenu ("bootmenu")</svg:desc></draw:control></text:span></text:span><text:span text:style-name="Definition"><text:span text:style-name="T351"><text:tab/></text:span></text:span><text:span text:style-name="Definition"><text:span text:style-name="T355">(</text:span></text:span><text:span text:style-name="Definition"><text:span text:style-name="T353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2"><text:span text:style-name="Definition"><text:span text:style-name="T360">i</text:span></text:span><text:span text:style-name="Definition"><text:span text:style-name="T361">nstellingen</text:span></text:span><text:span text:style-name="T355"><text:tab/> <text:tab/><text:tab/></text:span><text:span text:style-name="T355"><draw:control text:anchor-type="as-char" svg:y="-0.429cm" draw:z-index="14" draw:name="Instellingen" draw:style-name="gr2" draw:text-style-name="P105" svg:width="6.061cm" svg:height="0.6cm" draw:control="control15"><svg:title>Instellingen</svg:title><svg:desc>Toets voor het BIOS/UEFI-scherm ("setup")</svg:desc></draw:control></text:span><text:span text:style-name="T355"><text:tab/>(</text:span><text:span text:style-name="T353">toets voor het BIOS/UEFI-scherm</text:span><text:span text:style-name="T355">)</text:span></text:p>
      <text:p text:style-name="P4"><text:span text:style-name="T299">Vervang </text:span><text:span text:style-name="Definition"><text:span text:style-name="T15">schuingedrukte</text:span></text:span><text:span text:style-name="T299"> </text:span><text:span text:style-name="T300">woorden </text:span><text:span text:style-name="T299">in deze checklist door </text:span><text:span text:style-name="T300">boven</text:span><text:span text:style-name="T299">staande waarden.</text:span></text:p>
      <text:p text:style-name="P10"/>
      <text:p text:style-name="P5"><text:span text:style-name="Strong_20_Emphasis"><text:span text:style-name="T294"/></text:span></text:p>
      <text:p text:style-name="P31"><text:span text:style-name="T295">Nog niet op Linux?<text:tab/></text:span><text:span text:style-name="T325"></text:span><text:span text:style-name="T301"><text:tab/></text:span><text:span text:style-name="T302">G</text:span><text:span text:style-name="T296">ebruik </text:span><text:span text:style-name="Strong_20_Emphasis"><text:span text:style-name="T342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7"> onder </text:span><text:span text:style-name="T307">Linux</text:span><text:span text:style-name="T298">.</text:span></text:p>
      <text:p text:style-name="P42"><text:span text:style-name="T303">Nieuwe installatie?<text:tab/></text:span><text:span text:style-name="T326"></text:span><text:span text:style-name="T306"><text:tab/></text:span><text:span text:style-name="T305">B</text:span><text:span text:style-name="T303">egin bij hoofdstuk </text:span><text:span text:style-name="T303"><text:bookmark-ref text:reference-format="page" text:ref-name="__RefNumPara__4009_1271708128">2</text:bookmark-ref></text:span><text:span text:style-name="T303"><text:s text:c="2"/></text:span><text:span text:style-name="T304"><text:bookmark-ref text:reference-format="text" text:ref-name="__RefNumPara__4009_1271708128">Installatie uitvoeren</text:bookmark-ref></text:span><text:span text:style-name="T304">.</text:span></text:p>
      <text:p text:style-name="P1"><text:span text:style-name="Strong_20_Emphasis"><text:span text:style-name="T293"/></text:span></text:p>
      <text:list xml:id="list4135869109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0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90"><text:span text:style-name="User_20_Entry"><text:span text:style-name="T205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69">t</text:span></text:span><text:span text:style-name="User_20_Entry"><text:span text:style-name="T270">uele </text:span></text:span><text:span text:style-name="User_20_Entry"><text:span text:style-name="T271">extra gebruikers aanmelden</text:span></text:span><text:span text:style-name="User_20_Entry"><text:span text:style-name="T213">, zoek </text:span></text:span><text:span text:style-name="User_20_Entry"><text:span text:style-name="T211">m</text:span></text:span><text:span text:style-name="User_20_Entry"><text:span text:style-name="T210">enu</text:span></text:span><text:span text:style-name="User_20_Entry"><text:span text:style-name="T217">, </text:span></text:span><text:span text:style-name="User_20_Entry"><text:span text:style-name="T206">klik op</text:span></text:span><text:span text:style-name="User_20_Entry"><text:span text:style-name="T213"> </text:span></text:span><text:span text:style-name="User_20_Entry"><text:span text:style-name="T220">Installatiemenu</text:span></text:span><text:span text:style-name="Strong_20_Emphasis"><text:span text:style-name="T265">,</text:span></text:span><text:span text:style-name="User_20_Entry"><text:span text:style-name="T213">en </text:span></text:span><text:span text:style-name="User_20_Entry"><text:span text:style-name="T212">kies </text:span></text:span><text:span text:style-name="User_20_Entry"><text:span text:style-name="T221">5</text:span></text:span><text:span text:style-name="User_20_Entry"><text:span text:style-name="T216"> gevolgd door </text:span></text:span><text:span text:style-name="User_20_Entry"><text:span text:style-name="T221">12</text:span></text:span><text:span text:style-name="User_20_Entry"><text:span text:style-name="T212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233769944992">
          <table:table-cell table:style-name="_31_._5f_Installatie_5f_voorbereiden.A1" office:value-type="string">
            <text:p text:style-name="P32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33769966128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19" draw:name="Vorm4" draw:style-name="gr1" draw:text-style-name="P10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5"><text:span text:style-name="T327">De </text:span><text:span text:style-name="T340">Super</text:span><text:span text:style-name="T327">-toets is de Windows</text:span><text:span text:style-name="T328">-</text:span><text:span text:style-name="T329">toets</text:span><text:span text:style-name="T327">, </text:span><text:span text:style-name="T328">C</text:span><text:span text:style-name="T327">ommand-</text:span><text:span text:style-name="T329">toets</text:span><text:span text:style-name="T327">, of </text:span><text:span text:style-name="T328">V</text:span><text:span text:style-name="T327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6">Terminalvenster</text:span></text:span><text:span text:style-name="Strong_20_Emphasis"><text:span text:style-name="T70">.</text:span></text:span><text:span text:style-name="Strong_20_Emphasis"><text:span text:style-name="T93"> </text:span></text:span></text:p>
          </table:table-cell>
        </table:table-row>
        <table:table-row table:style-name="TableLine94233769994288">
          <table:table-cell table:style-name="_31_._5f_Installatie_5f_voorbereiden.A1" office:value-type="string">
            <text:p text:style-name="P50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7"><text:span text:style-name="T380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4">Enter</text:span></text:span><text:span text:style-name="Strong_20_Emphasis"><text:span text:style-name="T68">-toets:<text:line-break/></text:span></text:span><text:span text:style-name="User_20_Entry"><text:span text:style-name="T276">sudo</text:span></text:span><text:span text:style-name="User_20_Entry"><text:span text:style-name="T275"> </text:span></text:span><text:span text:style-name="User_20_Entry"><text:span text:style-name="T276">apt install wget</text:span></text:span></text:p>
            <text:p text:style-name="P57"><text:span text:style-name="User_20_Entry"><text:span text:style-name="T275">wget karelzimmer.nl/</text:span></text:span><text:span text:style-name="User_20_Entry"><text:span text:style-name="T277">kz</text:span></text:span><text:span text:style-name="User_20_Entry"><text:span text:style-name="T275"><text:line-break/>bash </text:span></text:span><text:span text:style-name="User_20_Entry"><text:span text:style-name="T277">kz</text:span></text:span></text:p>
          </table:table-cell>
        </table:table-row>
        <table:table-row table:style-name="TableLine9423377004576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4"/>
          </table:table-cell>
        </table:table-row>
        <table:table-row table:style-name="TableLine94233770046016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203">Super</text:span></text:span><text:span text:style-name="Strong_20_Emphasis"><text:span text:style-name="T79">-toets</text:span></text:span><text:span text:style-name="Strong_20_Emphasis"><text:span text:style-name="T27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71">yp </text:span></text:span><text:span text:style-name="Strong_20_Emphasis"><text:span text:style-name="T140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5"> </text:span></text:span><text:span text:style-name="Strong_20_Emphasis"><text:span text:style-name="T252">Installatiem</text:span></text:span><text:span text:style-name="Strong_20_Emphasis"><text:span text:style-name="T251">enu</text:span></text:span><text:span text:style-name="Strong_20_Emphasis"><text:span text:style-name="T79">.</text:span></text:span></text:p>
          </table:table-cell>
        </table:table-row>
        <table:table-row table:style-name="TableLine94233770046272">
          <table:table-cell table:style-name="_31_._5f_Installatie_5f_voorbereiden.A1" office:value-type="string">
            <text:p text:style-name="P4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9">1</text:span></text:span><text:span text:style-name="Strong_20_Emphasis"><text:span text:style-name="T254"> </text:span></text:span><text:span text:style-name="Strong_20_Emphasis"><text:span text:style-name="T255">In</text:span></text:span><text:span text:style-name="Strong_20_Emphasis"><text:span text:style-name="T260">stallatie voorberei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5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6"/>
      <text:list xml:id="list164246810158105" text:continue-numbering="true" text:style-name="L1">
        <text:list-item>
          <text:p text:style-name="P103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3376998838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1"><text:span text:style-name="T320">Start de computer op vanaf </text:span><text:span text:style-name="T321">een </text:span><text:span text:style-name="T321"><text:reference-ref text:reference-format="text" text:ref-name="Distributie">Debian</text:reference-ref></text:span><text:span text:style-name="T321"><text:s/></text:span><text:span text:style-name="Strong_20_Emphasis"><text:span text:style-name="T291"><text:reference-ref text:reference-format="text" text:ref-name="Versie">11</text:reference-ref></text:span></text:span><text:span text:style-name="Strong_20_Emphasis"><text:span text:style-name="T291"><text:s/></text:span></text:span><text:span text:style-name="T323">(</text:span><text:span text:style-name="T322">Live</text:span><text:span text:style-name="T176"><text:note text:id="ftn4" text:note-class="footnote"><text:note-citation>1</text:note-citation><text:note-body><text:p text:style-name="P87"><text:span text:style-name="T369">Vanaf ee</text:span>n Live <text:span text:style-name="T372">USB-stick of </text:span><text:span text:style-name="T336">CD</text:span><text:span text:style-name="T6"> </text:span>kunt <text:span text:style-name="T369">u opstarten en</text:span> met <text:reference-ref text:reference-format="text" text:ref-name="Distributie">Debian</text:reference-ref><text:s/>werken zonder deze te installeren.</text:p></text:note-body></text:note></text:span><text:span text:style-name="T178">)</text:span><text:span text:style-name="T171"> </text:span><text:span text:style-name="T175">GNOME</text:span><text:span text:style-name="T171"> </text:span><text:span text:style-name="T174">USB-stick</text:span><text:span text:style-name="T174"><text:note text:id="ftn5" text:note-class="footnote"><text:note-citation>2</text:note-citation><text:note-body><text:p text:style-name="P88"><text:span text:style-name="T373">D</text:span><text:span text:style-name="Strong_20_Emphasis"><text:span text:style-name="T179">ow</text:span></text:span><text:span text:style-name="Strong_20_Emphasis"><text:span text:style-name="T194">nload </text:span></text:span><text:span text:style-name="Strong_20_Emphasis"><text:span text:style-name="T202">e</text:span></text:span><text:span text:style-name="Strong_20_Emphasis"><text:span text:style-name="T195">e</text:span></text:span><text:span text:style-name="Strong_20_Emphasis"><text:span text:style-name="T196">n</text:span></text:span><text:span text:style-name="Strong_20_Emphasis"><text:span text:style-name="T222"> </text:span></text:span><text:span text:style-name="Strong_20_Emphasis"><text:span text:style-name="T194">Live CD </text:span></text:span><text:span text:style-name="Strong_20_Emphasis"><text:span text:style-name="T199">v</text:span></text:span><text:span text:style-name="Strong_20_Emphasis"><text:span text:style-name="T198">anaf</text:span></text:span><text:span text:style-name="Strong_20_Emphasis"><text:span text:style-name="T182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7">kies </text:span></text:span><text:span text:style-name="T208">...gnome</text:span><text:span text:style-name="T207">+non-fre</text:span><text:span text:style-name="T209">e</text:span><text:span text:style-name="T207">.iso</text:span><text:span text:style-name="Strong_20_Emphasis"><text:span text:style-name="T194">, </text:span></text:span><text:span text:style-name="Strong_20_Emphasis"><text:span text:style-name="T179">e</text:span></text:span><text:span text:style-name="Strong_20_Emphasis"><text:span text:style-name="T181">n </text:span></text:span><text:span text:style-name="T373">plaats een USB-stick </text:span><text:span text:style-name="T374">van </text:span><text:span text:style-name="T373">min</text:span><text:span text:style-name="T375">imaal </text:span><text:span text:style-name="T373">4 GB.</text:span></text:p><text:p text:style-name="P84"><text:span text:style-name="T373"><text:tab/></text:span><text:span text:style-name="Strong_20_Emphasis"><text:span text:style-name="T201">G</text:span></text:span><text:span text:style-name="Strong_20_Emphasis"><text:span text:style-name="T184">ebruik </text:span></text:span><text:span text:style-name="Strong_20_Emphasis"><text:span text:style-name="T185">het programma balenaEtche</text:span></text:span><text:span text:style-name="Strong_20_Emphasis"><text:span text:style-name="T186">r</text:span></text:span><text:span text:style-name="Strong_20_Emphasis"><text:span text:style-name="T185"> </text:span></text:span><text:span text:style-name="Strong_20_Emphasis"><text:span text:style-name="T187">(</text:span></text:span><text:a xlink:type="simple" xlink:href="https://www.balena.io/etcher/" text:style-name="Internet_20_link" text:visited-style-name="Visited_20_Internet_20_Link"><text:span text:style-name="Strong_20_Emphasis"><text:span text:style-name="T379">etcher.io</text:span></text:span></text:a><text:span text:style-name="Strong_20_Emphasis"><text:span text:style-name="T187">) </text:span></text:span><text:span text:style-name="Strong_20_Emphasis"><text:span text:style-name="T193">om de CD naar de USB-stick te schrijven</text:span></text:span><text:span text:style-name="Strong_20_Emphasis"><text:span text:style-name="T187">; </text:span></text:span><text:span text:style-name="Strong_20_Emphasis"><text:span text:style-name="T185">balenaEtche</text:span></text:span><text:span text:style-name="Strong_20_Emphasis"><text:span text:style-name="T186">r</text:span></text:span><text:span text:style-name="Strong_20_Emphasis"><text:span text:style-name="T189"> is</text:span></text:span><text:span text:style-name="Strong_20_Emphasis"><text:span text:style-name="T187"> </text:span></text:span><text:span text:style-name="Strong_20_Emphasis"><text:span text:style-name="T183">beschikbaar voor </text:span></text:span><text:span text:style-name="Strong_20_Emphasis"><text:span text:style-name="T190">Windows, </text:span></text:span><text:span text:style-name="Strong_20_Emphasis"><text:span text:style-name="T191">OS X</text:span></text:span><text:span text:style-name="Strong_20_Emphasis"><text:span text:style-name="T185">, </text:span></text:span><text:span text:style-name="Strong_20_Emphasis"><text:span text:style-name="T187">en </text:span></text:span><text:span text:style-name="Strong_20_Emphasis"><text:span text:style-name="T192">GNU/</text:span></text:span><text:span text:style-name="Strong_20_Emphasis"><text:span text:style-name="T185">Linux</text:span></text:span><text:span text:style-name="Strong_20_Emphasis"><text:span text:style-name="T188">.</text:span></text:span></text:p></text:note-body></text:note></text:span><text:span text:style-name="T174"> </text:span><text:span text:style-name="T177">of</text:span><text:span text:style-name="T174"> </text:span><text:span text:style-name="T170">C</text:span><text:span text:style-name="T174">D</text:span><text:span text:style-name="T17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1">.</text:span></text:p>
            <text:p text:style-name="P34"><text:span text:style-name="T172">Opstartmenu/</text:span><text:span text:style-name="T173">boot menu</text:span><text:span text:style-name="T172"> </text:span><text:span text:style-name="T171">via </text:span><text:span text:style-name="Definition"><text:span text:style-name="T368">opstartmenu</text:span></text:span><text:span text:style-name="T171">, </text:span><text:span text:style-name="T172">instellingen/</text:span><text:span text:style-name="T173">setup</text:span><text:span text:style-name="T171"> via </text:span><text:span text:style-name="Definition"><text:span text:style-name="T368">instellingen</text:span></text:span><text:span text:style-name="T171">.</text:span></text:p>
          </table:table-cell>
        </table:table-row>
        <table:table-row table:style-name="TableLine94233770211552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7">K</text:span></text:span><text:span text:style-name="Strong_20_Emphasis"><text:span text:style-name="T116">ies </text:span></text:span><text:span text:style-name="Strong_20_Emphasis"><text:span text:style-name="T120">eerste keuze </text:span></text:span><text:span text:style-name="Strong_20_Emphasis"><text:span text:style-name="T115">en druk op de </text:span></text:span><text:span text:style-name="Strong_20_Emphasis"><text:span text:style-name="T200">Enter</text:span></text:span><text:span text:style-name="Strong_20_Emphasis"><text:span text:style-name="T115">-toets.</text:span></text:span></text:p>
          </table:table-cell>
        </table:table-row>
        <table:table-row table:style-name="TableLine942337700564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81"><text:s/></text:span></text:span><text:span text:style-name="Strong_20_Emphasis"><text:span text:style-name="T122"><draw:control text:anchor-type="as-char" draw:z-index="23" draw:name="Vorm11_0" draw:style-name="gr1" draw:text-style-name="P104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6"> </text:span></text:span><text:span text:style-name="Strong_20_Emphasis"><text:span text:style-name="T230">Next</text:span></text:span><text:span text:style-name="Strong_20_Emphasis"><text:span text:style-name="T244"> of </text:span></text:span><text:span text:style-name="Strong_20_Emphasis"><text:span text:style-name="T230">Skip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30">Setup Complete</text:span></text:span><text:span text:style-name="Strong_20_Emphasis"><text:span text:style-name="T229"> </text:span></text:span><text:span text:style-name="Strong_20_Emphasis"><text:span text:style-name="T126">klik op </text:span></text:span><text:span text:style-name="Strong_20_Emphasis"><text:span text:style-name="T230">Start Using Debian GNU/Linux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54">Sluit het scherm </text:span></text:span><text:span text:style-name="Strong_20_Emphasis"><text:span text:style-name="T231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233770235568">
          <table:table-cell table:style-name="_32_._5f_Installatie_5f_uitvoeren.A1" office:value-type="string">
            <text:p text:style-name="P55"><text:span text:style-name="Strong_20_Emphasis"><text:span text:style-name="T81"><text:s/></text:span></text:span><text:span text:style-name="Strong_20_Emphasis"><text:span text:style-name="T122"><draw:control text:anchor-type="as-char" draw:z-index="21" draw:name="Vorm13_1" draw:style-name="gr1" draw:text-style-name="P104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6">Start de installatie</text:span></text:span><text:span text:style-name="Strong_20_Emphasis"><text:span text:style-name="T125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1">klik op </text:span></text:span><text:span text:style-name="Strong_20_Emphasis"><text:span text:style-name="T151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50">Install Debian</text:span></text:span><text:span text:style-name="Strong_20_Emphasis"><text:span text:style-name="T45">.</text:span></text:span></text:p>
          </table:table-cell>
        </table:table-row>
        <table:table-row table:style-name="TableLine94233770235824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6">Bij </text:span></text:span><text:span text:style-name="Strong_20_Emphasis"><text:span text:style-name="T157">Welcome</text:span></text:span><text:span text:style-name="Strong_20_Emphasis"><text:span text:style-name="T46"> kies </text:span></text:span><text:span text:style-name="Strong_20_Emphasis"><text:span text:style-name="T157">Nederlands</text:span></text:span><text:span text:style-name="Strong_20_Emphasis"><text:span text:style-name="T46"> en klik op </text:span></text:span><text:span text:style-name="Strong_20_Emphasis"><text:span text:style-name="T157">Volgende</text:span></text:span><text:span text:style-name="Strong_20_Emphasis"><text:span text:style-name="T46">.</text:span></text:span></text:p>
          </table:table-cell>
        </table:table-row>
        <table:table-row table:style-name="TableLine94233770236080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70">Locatie</text:span> kies bij <text:span text:style-name="T370">Regio</text:span> voor <text:span text:style-name="T370">Europa</text:span> en klik op <text:span text:style-name="T370">Volgende</text:span>.</text:p>
          </table:table-cell>
        </table:table-row>
        <table:table-row table:style-name="TableLine94233770236336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70">Toetsenbord</text:span> kies <text:span text:style-name="T370">English (US)</text:span> en klik op <text:span text:style-name="T370">Volgende</text:span>.</text:p>
          </table:table-cell>
        </table:table-row>
        <table:table-row table:style-name="TableLine942337702365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233770236848">
          <table:table-cell table:style-name="_32_._5f_Installatie_5f_uitvoeren.A1" office:value-type="string">
            <text:p text:style-name="P67"><text:span text:style-name="Strong_20_Emphasis"><text:span text:style-name="T81"><text:s/></text:span></text:span><text:span text:style-name="Strong_20_Emphasis"><text:span text:style-name="T122"><draw:control text:anchor-type="as-char" draw:z-index="24" draw:name="Vorm13_4" draw:style-name="gr1" draw:text-style-name="P104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4"><text:span text:style-name="T381">Bij </text:span><text:span text:style-name="T371">Partities</text:span><text:span text:style-name="T381"> </text:span><text:span text:style-name="T341">selecteer</text:span><text:span text:style-name="T381"> gewenste methode, </text:span><text:span text:style-name="Strong_20_Emphasis"><text:span text:style-name="T161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7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6">Volgende</text:span></text:span><text:span text:style-name="Strong_20_Emphasis"><text:span text:style-name="T40">.</text:span></text:span></text:p>
          </table:table-cell>
        </table:table-row>
        <table:table-row table:style-name="TableLine9423377023710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4233770237360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3" draw:name="Vorm13" draw:style-name="gr1" draw:text-style-name="P10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21">Bij </text:span></text:span><text:span text:style-name="Strong_20_Emphasis"><text:span text:style-name="T160">Gebruikers</text:span></text:span><text:span text:style-name="Strong_20_Emphasis"><text:span text:style-name="T121"> vul in </text:span></text:span><text:span text:style-name="Strong_20_Emphasis"><text:span text:style-name="T158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12">,</text:span></text:span><text:span text:style-name="Strong_20_Emphasis"><text:span text:style-name="T47"> </text:span></text:span><text:span text:style-name="Strong_20_Emphasis"><text:span text:style-name="T158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9">Wat is de </text:span></text:span><text:span text:style-name="Strong_20_Emphasis"><text:span text:style-name="T158">naam van deze </text:span></text:span><text:span text:style-name="Strong_20_Emphasis"><text:span text:style-name="T159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3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V</text:span></text:span><text:span text:style-name="Strong_20_Emphasis"><text:span text:style-name="T135">olgende</text:span></text:span><text:span text:style-name="Strong_20_Emphasis"><text:span text:style-name="T23">.</text:span></text:span></text:p>
          </table:table-cell>
        </table:table-row>
        <table:table-row table:style-name="TableLine94233770237616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233770237872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4" draw:name="Vorm14" draw:style-name="gr1" draw:text-style-name="P10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8">Bij </text:span></text:span><text:span text:style-name="Strong_20_Emphasis"><text:span text:style-name="T225">Samenvatting</text:span></text:span><text:span text:style-name="Strong_20_Emphasis"><text:span text:style-name="T242"> </text:span></text:span><text:span text:style-name="Strong_20_Emphasis"><text:span text:style-name="T243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7">Installeer</text:span></text:span><text:span text:style-name="Strong_20_Emphasis"><text:span text:style-name="T23">.</text:span></text:span></text:p>
          </table:table-cell>
        </table:table-row>
        <table:table-row table:style-name="TableLine94233770238128">
          <table:table-cell table:style-name="_32_._5f_Installatie_5f_uitvoeren.A1" office:value-type="string">
            <text:p text:style-name="P70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226">Beëindigen</text:span></text:span><text:span text:style-name="Strong_20_Emphasis"><text:span text:style-name="T242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8">Voltooid</text:span></text:span><text:span text:style-name="Strong_20_Emphasis"><text:span text:style-name="T23">.</text:span></text:span></text:p>
          </table:table-cell>
        </table:table-row>
        <table:table-row table:style-name="TableLine942337702383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33770238640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5" draw:name="Vorm20" draw:style-name="gr1" draw:text-style-name="P10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7">Verwijder </text:span></text:span><text:span text:style-name="Strong_20_Emphasis"><text:span text:style-name="T128">het </text:span></text:span><text:span text:style-name="Strong_20_Emphasis"><text:span text:style-name="T127">installatiemedium (</text:span></text:span><text:span text:style-name="Strong_20_Emphasis"><text:span text:style-name="T129">USB-stick of </text:span></text:span><text:span text:style-name="Strong_20_Emphasis"><text:span text:style-name="T119">C</text:span></text:span><text:span text:style-name="Strong_20_Emphasis"><text:span text:style-name="T129">D</text:span></text:span><text:span text:style-name="Strong_20_Emphasis"><text:span text:style-name="T274"><text:note-ref text:note-class="footnote" text:reference-format="text" text:ref-name="ftn6">3</text:note-ref></text:span></text:span><text:span text:style-name="Strong_20_Emphasis"><text:span text:style-name="T127">) </text:span></text:span><text:span text:style-name="Strong_20_Emphasis"><text:span text:style-name="T130">en</text:span></text:span><text:span text:style-name="Strong_20_Emphasis"><text:span text:style-name="T127"> </text:span></text:span><text:span text:style-name="Strong_20_Emphasis"><text:span text:style-name="T124">druk </text:span></text:span><text:span text:style-name="Strong_20_Emphasis"><text:span text:style-name="T131">op</text:span></text:span><text:span text:style-name="Strong_20_Emphasis"><text:span text:style-name="T124"> </text:span></text:span><text:span text:style-name="Strong_20_Emphasis"><text:span text:style-name="T115">de </text:span></text:span><text:span text:style-name="Strong_20_Emphasis"><text:span text:style-name="T200">Enter</text:span></text:span><text:span text:style-name="Strong_20_Emphasis"><text:span text:style-name="T115">-toets</text:span></text:span><text:span text:style-name="Strong_20_Emphasis"><text:span text:style-name="T132">.</text:span></text:span></text:p>
          </table:table-cell>
        </table:table-row>
      </table:table>
      <text:p text:style-name="P33"><text:span text:style-name="Strong_20_Emphasis"><text:span text:style-name="T124"/></text:span></text:p>
      <text:list xml:id="list164247034559493" text:continue-numbering="true" text:style-name="L1">
        <text:list-item>
          <text:p text:style-name="P97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35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33770168048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2"><draw:control text:anchor-type="as-char" draw:z-index="6" draw:name="Vorm21" draw:style-name="gr1" draw:text-style-name="P10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7">Encrypteer systeem</text:span></text:span><text:span text:style-name="Strong_20_Emphasis"><text:span text:style-name="T264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80">Enter</text:span></text:span><text:span text:style-name="Strong_20_Emphasis"><text:span text:style-name="T36">-toets.</text:span></text:span></text:p>
          </table:table-cell>
        </table:table-row>
        <table:table-row table:style-name="TableLine942337703724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3377031928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2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23377040545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33770405888">
          <table:table-cell table:style-name="_33_._5f_Installatie_5f_afronden.A1" office:value-type="string">
            <text:p text:style-name="P60"><text:span text:style-name="Strong_20_Emphasis"><text:span text:style-name="T81"><text:s/></text:span></text:span><text:span text:style-name="Strong_20_Emphasis"><text:span text:style-name="T122"><draw:control text:anchor-type="as-char" draw:z-index="22" draw:name="Vorm22_1" draw:style-name="gr1" draw:text-style-name="P10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6"> </text:span></text:span><text:span text:style-name="Strong_20_Emphasis"><text:span text:style-name="T227">Volgende </text:span></text:span><text:span text:style-name="Strong_20_Emphasis"><text:span text:style-name="T245">of </text:span></text:span><text:span text:style-name="Strong_20_Emphasis"><text:span text:style-name="T228">Overslaan</text:span></text:span><text:span text:style-name="Strong_20_Emphasis"><text:span text:style-name="T126">.</text:span></text:span></text:p>
          </table:table-cell>
        </table:table-row>
        <table:table-row table:style-name="TableLine94233770370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32">Installatie Voltooid</text:span></text:span><text:span text:style-name="Strong_20_Emphasis"><text:span text:style-name="T229"> </text:span></text:span><text:span text:style-name="Strong_20_Emphasis"><text:span text:style-name="T126">klik op </text:span></text:span><text:span text:style-name="Strong_20_Emphasis"><text:span text:style-name="T232">Beginnen met</text:span></text:span><text:span text:style-name="Strong_20_Emphasis"><text:span text:style-name="T230"> Debian GNU/Linux</text:span></text:span><text:span text:style-name="Strong_20_Emphasis"><text:span text:style-name="T126">.</text:span></text:span></text:p>
          </table:table-cell>
        </table:table-row>
        <table:table-row table:style-name="TableLine942337704230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4">Sluit het scherm </text:span></text:span><text:span text:style-name="Strong_20_Emphasis"><text:span text:style-name="T233">Aan de slag</text:span></text:span><text:span text:style-name="Strong_20_Emphasis"><text:span text:style-name="T54">.</text:span></text:span></text:p>
          </table:table-cell>
        </table:table-row>
        <table:table-row table:style-name="TableLine942337703817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6"/></text:span></text:p>
          </table:table-cell>
        </table:table-row>
        <table:table-row table:style-name="TableLine94233770342672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2"><draw:control text:anchor-type="as-char" draw:z-index="8" draw:name="Vorm23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3">gebruikers </text:span></text:span><text:span text:style-name="Strong_20_Emphasis"><text:span text:style-name="T125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3"><text:span text:style-name="T327">De </text:span><text:span text:style-name="T340">Super</text:span><text:span text:style-name="T327">-toets is de Windows</text:span><text:span text:style-name="T328">-</text:span><text:span text:style-name="T329">toets</text:span><text:span text:style-name="T327">, </text:span><text:span text:style-name="T328">C</text:span><text:span text:style-name="T327">ommand-</text:span><text:span text:style-name="T329">toets</text:span><text:span text:style-name="T327">, of </text:span><text:span text:style-name="T328">V</text:span><text:span text:style-name="T327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8">bij </text:span></text:span><text:span text:style-name="Strong_20_Emphasis"><text:span text:style-name="T262">Instellingen </text:span></text:span><text:span text:style-name="Strong_20_Emphasis"><text:span text:style-name="T92">rechts o</text:span></text:span><text:span text:style-name="Strong_20_Emphasis"><text:span text:style-name="T68">p </text:span></text:span><text:span text:style-name="Strong_20_Emphasis"><text:span text:style-name="T263">Gebruikers</text:span></text:span><text:span text:style-name="Strong_20_Emphasis"><text:span text:style-name="T90">.</text:span></text:span></text:p>
          </table:table-cell>
        </table:table-row>
        <table:table-row table:style-name="TableLine94233770374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4">Klik links</text:span></text:span><text:span text:style-name="Strong_20_Emphasis"><text:span text:style-name="T134"> </text:span></text:span><text:span text:style-name="Strong_20_Emphasis"><text:span text:style-name="T103">op </text:span></text:span><text:span text:style-name="Strong_20_Emphasis"><text:span text:style-name="T152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257">Gebruik</text:span></text:span><text:span text:style-name="Strong_20_Emphasis"><text:span text:style-name="T258">er</text:span></text:span><text:span text:style-name="Strong_20_Emphasis"><text:span text:style-name="T257"> toevoegen</text:span></text:span><text:span text:style-name="Strong_20_Emphasis"><text:span text:style-name="T104">.</text:span></text:span></text:p>
          </table:table-cell>
        </table:table-row>
        <table:table-row table:style-name="TableLine942337703838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39">Sluit </text:span></text:span><text:span text:style-name="Strong_20_Emphasis"><text:span text:style-name="T257">Gebruiker toevoegen</text:span></text:span><text:span text:style-name="Strong_20_Emphasis"><text:span text:style-name="T104">.</text:span></text:span></text:p>
          </table:table-cell>
        </table:table-row>
        <table:table-row table:style-name="TableLine942337703421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33770315184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2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5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3">Super</text:span></text:span><text:span text:style-name="Strong_20_Emphasis"><text:span text:style-name="T70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6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6">Software</text:span></text:span><text:span text:style-name="Strong_20_Emphasis"><text:span text:style-name="T70">.</text:span></text:span></text:p>
          </table:table-cell>
        </table:table-row>
        <table:table-row table:style-name="TableLine94233770292160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75"><text:span text:style-name="T312">Klik op </text:span><text:span text:style-name="T318">Updates</text:span><text:span text:style-name="T313"> en a</text:span><text:span text:style-name="T311">ls</text:span><text:span text:style-name="T308"> </text:span><text:span text:style-name="T309">er </text:span><text:span text:style-name="T308">updates beschikbaar zijn, k</text:span><text:span text:style-name="T310">lik op </text:span><text:span text:style-name="Strong_20_Emphasis"><text:span text:style-name="T324">Downloaden</text:span></text:span><text:span text:style-name="T310"> </text:span><text:span text:style-name="T314">en vervolgens op </text:span><text:span text:style-name="T319">Herstarten &amp; bijwerken</text:span><text:span text:style-name="T314">.</text:span></text:p>
          </table:table-cell>
        </table:table-row>
        <table:table-row table:style-name="TableLine942337703699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316">Daarna weer </text:span><text:span text:style-name="T317">a</text:span><text:span text:style-name="T315">anmelden als </text:span><text:span text:style-name="Definition"><text:span text:style-name="T8">gebruiker</text:span></text:span><text:span text:style-name="T314">.</text:span></text:p>
          </table:table-cell>
        </table:table-row>
        <table:table-row table:style-name="TableLine942337703787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33770308096">
          <table:table-cell table:style-name="_33_._5f_Installatie_5f_afronden.A1" office:value-type="string">
            <text:p text:style-name="P43"><text:span text:style-name="Strong_20_Emphasis"><text:span text:style-name="T81"><text:s/></text:span></text:span><text:span text:style-name="Strong_20_Emphasis"><text:span text:style-name="T122"><draw:control text:anchor-type="as-char" draw:z-index="20" draw:name="Vorm4_1" draw:style-name="gr1" draw:text-style-name="P10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6">Terminalvenster</text:span></text:span><text:span text:style-name="Strong_20_Emphasis"><text:span text:style-name="T93">. </text:span></text:span></text:p>
          </table:table-cell>
        </table:table-row>
        <table:table-row table:style-name="TableLine94233770302368">
          <table:table-cell table:style-name="_33_._5f_Installatie_5f_afronden.A1" office:value-type="string">
            <text:p text:style-name="P50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6"><text:span text:style-name="T380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4">Enter</text:span></text:span><text:span text:style-name="Strong_20_Emphasis"><text:span text:style-name="T68">-toets:<text:line-break/></text:span></text:span><text:span text:style-name="User_20_Entry"><text:span text:style-name="T276">sudo</text:span></text:span><text:span text:style-name="User_20_Entry"><text:span text:style-name="T275"> </text:span></text:span><text:span text:style-name="User_20_Entry"><text:span text:style-name="T276">apt install wget</text:span></text:span><text:span text:style-name="User_20_Entry"><text:span text:style-name="T275"><text:line-break/>wget karelzimmer.nl/</text:span></text:span><text:span text:style-name="User_20_Entry"><text:span text:style-name="T277">kz</text:span></text:span><text:span text:style-name="User_20_Entry"><text:span text:style-name="T275"><text:line-break/>bash </text:span></text:span><text:span text:style-name="User_20_Entry"><text:span text:style-name="T277">kz</text:span></text:span></text:p>
          </table:table-cell>
        </table:table-row>
        <table:table-row table:style-name="TableLine94233770293056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233770381056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2"><draw:control text:anchor-type="as-char" draw:z-index="10" draw:name="Vorm33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3">Super</text:span></text:span><text:span text:style-name="Strong_20_Emphasis"><text:span text:style-name="T70">-toets</text:span></text:span><text:span text:style-name="Strong_20_Emphasis"><text:span text:style-name="T27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2">Installatiem</text:span></text:span><text:span text:style-name="Strong_20_Emphasis"><text:span text:style-name="T251">enu</text:span></text:span><text:span text:style-name="Strong_20_Emphasis"><text:span text:style-name="T67">.</text:span></text:span></text:p>
          </table:table-cell>
        </table:table-row>
        <table:table-row table:style-name="TableLine94233770362080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50">3 </text:span></text:span><text:span text:style-name="Strong_20_Emphasis"><text:span text:style-name="T246">Installatie</text:span></text:span><text:span text:style-name="Strong_20_Emphasis"><text:span text:style-name="T247"> </text:span></text:span><text:span text:style-name="Strong_20_Emphasis"><text:span text:style-name="T248">afron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6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89">De installatie kan nagelopen worden aan de hand van bestand <text:span text:style-name="T382">/usr/local/etc/</text:span><text:span text:style-name="T343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23377040948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</table:table-row>
        <table:table-row table:style-name="TableLine94233770282592">
          <table:table-cell table:style-name="_33_._5f_Installatie_5f_afronden.A1" office:value-type="string">
            <text:p text:style-name="P72"><text:span text:style-name="Strong_20_Emphasis"><text:span text:style-name="T81"><text:s/></text:span></text:span><text:span text:style-name="Strong_20_Emphasis"><text:span text:style-name="T122"><draw:control text:anchor-type="as-char" draw:z-index="26" draw:name="Vorm36_1" draw:style-name="gr1" draw:text-style-name="P10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73">Herstart de computer.</text:p>
          </table:table-cell>
        </table:table-row>
      </table:table>
      <text:p text:style-name="P35"><text:span text:style-name="Strong_20_Emphasis"><text:span text:style-name="T19"><text:tab/></text:span></text:span></text:p>
      <text:p text:style-name="P36"><text:span text:style-name="Strong_20_Emphasis"><text:span text:style-name="T80"/></text:span></text:p>
      <text:p text:style-name="P37"><text:span text:style-name="Strong_20_Emphasis"><text:span text:style-name="T55"/></text:span></text:p>
      <text:list xml:id="list164245788583668" text:continue-numbering="true" text:style-name="L1">
        <text:list-item>
          <text:p text:style-name="P98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233770363264">
          <table:table-cell table:style-name="Tabel2.A1" office:value-type="string">
            <text:p text:style-name="P74"><text:span text:style-name="Strong_20_Emphasis"><text:span text:style-name="T81"><text:s/></text:span></text:span><text:span text:style-name="Strong_20_Emphasis"><text:span text:style-name="T122"><draw:control text:anchor-type="as-char" draw:z-index="27" draw:name="Vorm40_0" draw:style-name="gr1" draw:text-style-name="P104" svg:width="0.35cm" svg:height="0.35cm" draw:control="control28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7">Encrypteer systeem</text:span></text:span><text:span text:style-name="Strong_20_Emphasis"><text:span text:style-name="T264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80">Enter</text:span></text:span><text:span text:style-name="Strong_20_Emphasis"><text:span text:style-name="T36">-toets.</text:span></text:span></text:p>
          </table:table-cell>
        </table:table-row>
        <table:table-row table:style-name="TableLine94233770603584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233770603840">
          <table:table-cell table:style-name="Tabel2.A1" office:value-type="string">
            <text:p text:style-name="P71"><text:span text:style-name="Strong_20_Emphasis"><text:span text:style-name="T81"><text:s/></text:span></text:span><text:span text:style-name="Strong_20_Emphasis"><text:span text:style-name="T122"><draw:control text:anchor-type="as-char" draw:z-index="25" draw:name="Vorm36_0" draw:style-name="gr1" draw:text-style-name="P104" svg:width="0.35cm" svg:height="0.35cm" draw:control="control26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233770604096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233770604352">
          <table:table-cell table:style-name="Tabel2.A1" office:value-type="string">
            <text:p text:style-name="P102"><text:span text:style-name="Strong_20_Emphasis"><text:span text:style-name="T81"><text:s/></text:span></text:span><text:span text:style-name="Strong_20_Emphasis"><text:span text:style-name="T122"><draw:control text:anchor-type="as-char" draw:z-index="28" draw:name="Vorm36_2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P99"><text:span text:style-name="Strong_20_Emphasis"><text:span text:style-name="T74">R</text:span></text:span><text:span text:style-name="Strong_20_Emphasis"><text:span text:style-name="T61">icht </text:span></text:span><text:span text:style-name="Strong_20_Emphasis"><text:span text:style-name="T110">de</text:span></text:span><text:span text:style-name="Strong_20_Emphasis"><text:span text:style-name="T61"> </text:span></text:span><text:span text:style-name="Definition"><text:span text:style-name="T9">gebruiker</text:span></text:span><text:span text:style-name="Strong_20_Emphasis"><text:span text:style-name="T56"><text:note text:id="ftn0" text:note-class="footnote"><text:note-citation>1</text:note-citation><text:note-body><text:p text:style-name="P93"><text:span text:style-name="User_20_Entry"><text:span text:style-name="T205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69">t</text:span></text:span><text:span text:style-name="User_20_Entry"><text:span text:style-name="T270">uele </text:span></text:span><text:span text:style-name="User_20_Entry"><text:span text:style-name="T271">extra gebruikers aanmelden</text:span></text:span><text:span text:style-name="User_20_Entry"><text:span text:style-name="T213">, zoek </text:span></text:span><text:span text:style-name="User_20_Entry"><text:span text:style-name="T211">m</text:span></text:span><text:span text:style-name="User_20_Entry"><text:span text:style-name="T210">enu</text:span></text:span><text:span text:style-name="User_20_Entry"><text:span text:style-name="T217">, </text:span></text:span><text:span text:style-name="User_20_Entry"><text:span text:style-name="T218">klik op</text:span></text:span><text:span text:style-name="User_20_Entry"><text:span text:style-name="T213"> </text:span></text:span><text:span text:style-name="User_20_Entry"><text:span text:style-name="T220">Installatiemenu</text:span></text:span><text:span text:style-name="Strong_20_Emphasis"><text:span text:style-name="T265">, </text:span></text:span><text:span text:style-name="User_20_Entry"><text:span text:style-name="T213">en </text:span></text:span><text:span text:style-name="User_20_Entry"><text:span text:style-name="T212">kies </text:span></text:span><text:span text:style-name="User_20_Entry"><text:span text:style-name="T219">4</text:span></text:span><text:span text:style-name="User_20_Entry"><text:span text:style-name="T212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3">Super</text:span></text:span><text:span text:style-name="Strong_20_Emphasis"><text:span text:style-name="T70">-toets</text:span></text:span><text:span text:style-name="Strong_20_Emphasis"><text:span text:style-name="T272"><text:note text:id="ftn11" text:note-class="footnote"><text:note-citation>2</text:note-citation><text:note-body><text:p text:style-name="P94"><text:span text:style-name="T327">D</text:span>e <text:span text:style-name="T384">Super</text:span>-toets <text:span text:style-name="T327">is </text:span>de Windows<text:span text:style-name="T385">-</text:span><text:span text:style-name="T386">toets</text:span>, <text:span text:style-name="T385">C</text:span>ommand-<text:span text:style-name="T386">toets</text:span>, of <text:span text:style-name="T385">V</text:span>ergrootglas-toets.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2">Installatiem</text:span></text:span><text:span text:style-name="Strong_20_Emphasis"><text:span text:style-name="T251">enu</text:span></text:span><text:span text:style-name="Strong_20_Emphasis"><text:span text:style-name="T67">.</text:span></text:span></text:p>
          </table:table-cell>
        </table:table-row>
        <table:table-row table:style-name="TableLine94233770604352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99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50">4 </text:span></text:span><text:span text:style-name="Strong_20_Emphasis"><text:span text:style-name="T154">Gebruiker inricht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11">v</text:span></text:span><text:span text:style-name="Strong_20_Emphasis"><text:span text:style-name="T55">olg de aanwijzingen op het scherm</text:span></text:span><text:span text:style-name="Strong_20_Emphasis"><text:span text:style-name="T241"><text:note text:id="ftn12" text:note-class="footnote"><text:note-citation>3</text:note-citation><text:note-body><text:p text:style-name="P95">Het inrichten kan nagelopen worden aan de hand van de bestanden in <text:span text:style-name="T383">de </text:span>Persoonlijk map -&gt; kz-setup.</text:p></text:note-body></text:note></text:span></text:span><text:span text:style-name="Strong_20_Emphasis"><text:span text:style-name="T241">.</text:span></text:span></text:p>
          </table:table-cell>
        </table:table-row>
        <table:table-row table:style-name="TableLine942337706046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233770604864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2"><draw:control text:anchor-type="as-char" draw:z-index="11" draw:name="Vorm40" draw:style-name="gr1" draw:text-style-name="P104" svg:width="0.35cm" svg:height="0.35cm" draw:control="control12"/></text:span></text:span></text:p>
          </table:table-cell>
          <table:table-cell table:style-name="Tabel2.A1" office:value-type="string">
            <text:p text:style-name="P49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6">LVM met encryptie</text:span></text:span><text:span text:style-name="Strong_20_Emphasis"><text:span text:style-name="T264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5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8">balk</text:span></text:span><text:span text:style-name="Strong_20_Emphasis"><text:span text:style-name="T35">.</text:span></text:span></text:p>
          </table:table-cell>
        </table:table-row>
        <table:table-row table:style-name="TableLine942337706051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23377060537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2"><draw:control text:anchor-type="as-char" draw:z-index="12" draw:name="Vorm41" draw:style-name="gr1" draw:text-style-name="P104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53">back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9">Back-up maken</text:span></text:span><text:span text:style-name="Strong_20_Emphasis"><text:span text:style-name="T67">, </text:span></text:span><text:span text:style-name="Strong_20_Emphasis"><text:span text:style-name="T80">en </text:span></text:span><text:span text:style-name="Strong_20_Emphasis"><text:span text:style-name="T109">v</text:span></text:span><text:span text:style-name="Strong_20_Emphasis"><text:span text:style-name="T234">olg de aanwijzingen op het scherm.</text:span></text:span></text:p>
          </table:table-cell>
        </table:table-row>
        <table:table-row table:style-name="TableLine942337706056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233770605888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2"><draw:control text:anchor-type="as-char" draw:z-index="13" draw:name="Vorm44" draw:style-name="gr1" draw:text-style-name="P104" svg:width="0.35cm" svg:height="0.35cm" draw:control="control14"/></text:span></text:span></text:p>
          </table:table-cell>
          <table:table-cell table:style-name="Tabel2.A1" office:value-type="string">
            <text:p text:style-name="P81"><text:span text:style-name="Strong_20_Emphasis"><text:span text:style-name="T267">Plan automatische </text:span></text:span><text:span text:style-name="Strong_20_Emphasis"><text:span text:style-name="T268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2">res</text:span></text:span><text:span text:style-name="Strong_20_Emphasis"><text:span text:style-name="T149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1">het </text:span></text:span><text:span text:style-name="Strong_20_Emphasis"><text:span text:style-name="T68">pictogram </text:span></text:span><text:span text:style-name="Strong_20_Emphasis"><text:span text:style-name="T91">van</text:span></text:span><text:span text:style-name="Strong_20_Emphasis"><text:span text:style-name="T72"> </text:span></text:span><text:span text:style-name="Strong_20_Emphasis"><text:span text:style-name="T253">Reservekopieën</text:span></text:span><text:span text:style-name="Strong_20_Emphasis"><text:span text:style-name="T67">, </text:span></text:span><text:span text:style-name="Strong_20_Emphasis"><text:span text:style-name="T108">en v</text:span></text:span><text:span text:style-name="Strong_20_Emphasis"><text:span text:style-name="T234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0"/>
      <text:p text:style-name="P62"><text:span text:style-name="T166">E</text:span><text:span text:style-name="T167">inde c</text:span><text:span text:style-name="T168">hecklist, </text:span><text:span text:style-name="T169">d</text:span><text:span text:style-name="T168">e</text:span><text:span text:style-name="T283"> installatie van </text:span><text:span text:style-name="T283"><text:reference-ref text:reference-format="text" text:ref-name="Distributie">Debian</text:reference-ref></text:span><text:span text:style-name="T283"><text:s/></text:span><text:span text:style-name="Strong_20_Emphasis"><text:span text:style-name="T292">GNU/Linux</text:span></text:span><text:span text:style-name="Strong_20_Emphasis"><text:span text:style-name="T283"> </text:span></text:span><text:span text:style-name="T284"><text:reference-ref text:reference-format="text" text:ref-name="Versie">11</text:reference-ref></text:span><text:span text:style-name="T283"><text:s/></text:span><text:span text:style-name="T289">LTS </text:span><text:span text:style-name="T283"><text:reference-ref text:reference-format="text" text:ref-name="Editie">desktop</text:reference-ref></text:span><text:span text:style-name="T283"><text:s/>is voltooid.</text:span></text:p>
      <text:p text:style-name="P25"/>
      <text:p text:style-name="P6"><text:span text:style-name="T113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7T16:42:45.336016751">17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7T16:42:45.243831073</dc:date>
    <meta:keyword>Installatie</meta:keyword>
    <meta:keyword>Checklist</meta:keyword>
    <meta:keyword>Linux</meta:keyword>
    <meta:editing-cycles>6453</meta:editing-cycles>
    <meta:editing-duration>P11DT11H13M34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914" meta:character-count="6132" meta:non-whitespace-character-count="5249"/>
    <meta:user-defined meta:name="Info 1"/>
    <meta:user-defined meta:name="Info 2"/>
    <meta:user-defined meta:name="Info 3"/>
    <meta:user-defined meta:name="Info 4"/>
  </office:meta>
</office:document-meta>
</file>